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00cc"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dddddd" draw:textarea-horizontal-align="justify" draw:textarea-vertical-align="middle" draw:auto-grow-height="false"/>
    </style:style>
    <style:style style:name="gr4" style:family="graphic" style:parent-style-name="standard">
      <style:graphic-properties draw:fill="solid" draw:fill-color="#eeeeee" draw:textarea-horizontal-align="justify" draw:textarea-vertical-align="middle" draw:auto-grow-height="false"/>
    </style:style>
    <style:style style:name="gr5" style:family="graphic" style:parent-style-name="standard">
      <style:graphic-properties draw:fill="solid" draw:fill-color="#ffff99"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ffff99" draw:fill="none" draw:fill-color="#ffffff" draw:textarea-horizontal-align="left" draw:auto-grow-height="true" draw:auto-grow-width="true" fo:min-height="3.81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8.005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fill="solid" draw:fill-color="#993366" draw:textarea-horizontal-align="justify" draw:textarea-vertical-align="middle" draw:auto-grow-height="false"/>
    </style:style>
    <style:style style:name="gr12" style:family="graphic" style:parent-style-name="standard">
      <style:graphic-properties draw:fill="solid" draw:fill-color="#ffffff" draw:textarea-horizontal-align="justify" draw:textarea-vertical-align="middle" draw:auto-grow-height="false"/>
    </style:style>
    <style:style style:name="gr13" style:family="graphic" style:parent-style-name="standard">
      <style:graphic-properties draw:fill="solid" draw:fill-color="#ff420e" draw:textarea-horizontal-align="justify" draw:textarea-vertical-align="middle" draw:auto-grow-height="fals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solid" draw:fill-color="#ff6600" draw:textarea-horizontal-align="justify" draw:textarea-vertical-align="middle" draw:auto-grow-height="false"/>
    </style:style>
    <style:style style:name="gr16" style:family="graphic" style:parent-style-name="standard">
      <style:graphic-properties svg:stroke-color="#660066" draw:fill="none" draw:textarea-horizontal-align="justify" draw:textarea-vertical-align="middle" draw:auto-grow-height="false"/>
    </style:style>
    <style:style style:name="gr17" style:family="graphic" style:parent-style-name="standard">
      <style:graphic-properties svg:stroke-color="#ff420e" draw:fill="none" draw:textarea-horizontal-align="justify" draw:textarea-vertical-align="middle" draw:auto-grow-height="false"/>
    </style:style>
    <style:style style:name="gr18" style:family="graphic" style:parent-style-name="standard">
      <style:graphic-properties draw:fill="none" draw:textarea-horizontal-align="justify" draw:textarea-vertical-align="middle" draw:auto-grow-height="false"/>
    </style:style>
    <style:style style:name="P1" style:family="paragraph">
      <style:paragraph-properties fo:text-align="center"/>
      <style:text-properties fo:font-size="40pt" style:font-size-asian="40pt" style:font-size-complex="40pt"/>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style:text-properties fo:color="#ff3333"/>
    </style:style>
    <style:style style:name="P5" style:family="paragraph">
      <style:text-properties fo:color="#ff3333" fo:font-size="32pt" style:font-size-asian="32pt" style:font-size-complex="32pt"/>
    </style:style>
    <style:style style:name="P6" style:family="paragraph">
      <style:text-properties fo:color="#314004" fo:font-size="26pt" style:font-size-asian="26pt" style:font-size-complex="26pt"/>
    </style:style>
    <style:style style:name="P7" style:family="paragraph">
      <style:text-properties fo:color="#ff3333" fo:font-size="26pt" style:font-size-asian="26pt" style:font-size-complex="26pt"/>
    </style:style>
    <style:style style:name="T1" style:family="text">
      <style:text-properties fo:font-size="40pt" style:font-size-asian="40pt" style:font-size-complex="40pt"/>
    </style:style>
    <style:style style:name="T2" style:family="text">
      <style:text-properties fo:font-size="28pt" style:font-size-asian="28pt" style:font-size-complex="28pt"/>
    </style:style>
    <style:style style:name="T3" style:family="text">
      <style:text-properties fo:color="#ff3333" fo:font-size="32pt" style:font-size-asian="32pt" style:font-size-complex="32pt"/>
    </style:style>
    <style:style style:name="T4" style:family="text">
      <style:text-properties fo:color="#314004" fo:font-size="26pt" style:font-size-asian="26pt" style:font-size-complex="26pt"/>
    </style:style>
    <style:style style:name="T5" style:family="text">
      <style:text-properties fo:color="#ff3333"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59cm" svg:height="1.778cm" svg:x="24.241cm" svg:y="26.908cm">
          <text:p text:style-name="P1"><text:span text:style-name="T1">2</text:span></text:p>
          <draw:enhanced-geometry svg:viewBox="0 0 21600 21600" draw:type="rectangle" draw:enhanced-path="M 0 0 L 21600 0 21600 21600 0 21600 0 0 Z N"/>
        </draw:custom-shape>
        <draw:custom-shape draw:style-name="gr1" draw:text-style-name="P1" draw:layer="layout" svg:width="2.159cm" svg:height="1.778cm" svg:x="26.781cm" svg:y="24.241cm">
          <text:p text:style-name="P1"><text:span text:style-name="T1">3</text:span></text:p>
          <draw:enhanced-geometry svg:viewBox="0 0 21600 21600" draw:type="rectangle" draw:enhanced-path="M 0 0 L 21600 0 21600 21600 0 21600 0 0 Z N"/>
        </draw:custom-shape>
        <draw:custom-shape draw:style-name="gr1" draw:text-style-name="P1" draw:layer="layout" svg:width="2.159cm" svg:height="1.778cm" svg:x="21.32cm" svg:y="29.448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2.159cm" svg:height="1.778cm" svg:x="13.065cm" svg:y="19.288cm">
          <text:p text:style-name="P1"><text:span text:style-name="T1">5</text:span></text:p>
          <draw:enhanced-geometry svg:viewBox="0 0 21600 21600" draw:type="rectangle" draw:enhanced-path="M 0 0 L 21600 0 21600 21600 0 21600 0 0 Z N"/>
        </draw:custom-shape>
        <draw:custom-shape draw:style-name="gr2" draw:text-style-name="P2" draw:layer="layout" svg:width="2.159cm" svg:height="1.778cm" svg:x="16.113cm" svg:y="16.367cm">
          <text:p text:style-name="P1"><text:span text:style-name="T1">6</text:span></text:p>
          <draw:enhanced-geometry svg:viewBox="0 0 21600 21600" draw:type="rectangle" draw:enhanced-path="M 0 0 L 21600 0 21600 21600 0 21600 0 0 Z N"/>
        </draw:custom-shape>
        <draw:custom-shape draw:style-name="gr2" draw:text-style-name="P1" draw:layer="layout" svg:width="2.159cm" svg:height="1.778cm" svg:x="9.763cm" svg:y="22.082cm">
          <text:p text:style-name="P1"><text:span text:style-name="T1">4</text:span></text:p>
          <draw:enhanced-geometry svg:viewBox="0 0 21600 21600" draw:type="rectangle" draw:enhanced-path="M 0 0 L 21600 0 21600 21600 0 21600 0 0 Z N"/>
        </draw:custom-shape>
        <draw:custom-shape draw:style-name="gr2" draw:text-style-name="P2" draw:layer="layout" svg:width="2.159cm" svg:height="1.778cm" svg:x="18.272cm" svg:y="5.445cm">
          <text:p text:style-name="P1"><text:span text:style-name="T1">5</text:span></text:p>
          <draw:enhanced-geometry svg:viewBox="0 0 21600 21600" draw:type="rectangle" draw:enhanced-path="M 0 0 L 21600 0 21600 21600 0 21600 0 0 Z N"/>
        </draw:custom-shape>
        <draw:custom-shape draw:style-name="gr2" draw:text-style-name="P2" draw:layer="layout" svg:width="2.159cm" svg:height="1.778cm" svg:x="21.32cm" svg:y="5.445cm">
          <text:p text:style-name="P1"><text:span text:style-name="T1">6</text:span></text:p>
          <draw:enhanced-geometry svg:viewBox="0 0 21600 21600" draw:type="rectangle" draw:enhanced-path="M 0 0 L 21600 0 21600 21600 0 21600 0 0 Z N"/>
        </draw:custom-shape>
        <draw:custom-shape draw:style-name="gr2" draw:text-style-name="P2" draw:layer="layout" svg:width="2.159cm" svg:height="1.778cm" svg:x="14.97cm" svg:y="5.445cm">
          <text:p text:style-name="P1"><text:span text:style-name="T1">4</text:span></text:p>
          <draw:enhanced-geometry svg:viewBox="0 0 21600 21600" draw:type="rectangle" draw:enhanced-path="M 0 0 L 21600 0 21600 21600 0 21600 0 0 Z N"/>
        </draw:custom-shape>
        <draw:custom-shape draw:style-name="gr3" draw:text-style-name="P1" draw:layer="layout" svg:width="2.159cm" svg:height="1.778cm" svg:x="27.797cm" svg:y="5.445cm">
          <text:p text:style-name="P1"><text:span text:style-name="T1">2</text:span></text:p>
          <draw:enhanced-geometry svg:viewBox="0 0 21600 21600" draw:type="rectangle" draw:enhanced-path="M 0 0 L 21600 0 21600 21600 0 21600 0 0 Z N"/>
        </draw:custom-shape>
        <draw:custom-shape draw:style-name="gr4" draw:text-style-name="P1" draw:layer="layout" svg:width="2.159cm" svg:height="1.778cm" svg:x="30.845cm" svg:y="5.445cm">
          <text:p text:style-name="P1"><text:span text:style-name="T1">3</text:span></text:p>
          <draw:enhanced-geometry svg:viewBox="0 0 21600 21600" draw:type="rectangle" draw:enhanced-path="M 0 0 L 21600 0 21600 21600 0 21600 0 0 Z N"/>
        </draw:custom-shape>
        <draw:custom-shape draw:style-name="gr3" draw:text-style-name="P1" draw:layer="layout" svg:width="2.159cm" svg:height="1.778cm" svg:x="24.495cm" svg:y="5.445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2.159cm" svg:height="1.778cm" svg:x="11.033cm" svg:y="40.057cm">
          <text:p text:style-name="P1"><text:span text:style-name="T1">5</text:span></text:p>
          <draw:enhanced-geometry svg:viewBox="0 0 21600 21600" draw:type="rectangle" draw:enhanced-path="M 0 0 L 21600 0 21600 21600 0 21600 0 0 Z N"/>
        </draw:custom-shape>
        <draw:custom-shape draw:style-name="gr2" draw:text-style-name="P2" draw:layer="layout" svg:width="2.159cm" svg:height="1.778cm" svg:x="13.954cm" svg:y="37.644cm">
          <text:p text:style-name="P1"><text:span text:style-name="T1">6</text:span></text:p>
          <draw:enhanced-geometry svg:viewBox="0 0 21600 21600" draw:type="rectangle" draw:enhanced-path="M 0 0 L 21600 0 21600 21600 0 21600 0 0 Z N"/>
        </draw:custom-shape>
        <draw:custom-shape draw:style-name="gr5" draw:text-style-name="P1" draw:layer="layout" svg:width="2.159cm" svg:height="1.778cm" svg:x="26.654cm" svg:y="43.232cm">
          <text:p text:style-name="P1"><text:span text:style-name="T1">4</text:span></text:p>
          <draw:enhanced-geometry svg:viewBox="0 0 21600 21600" draw:type="rectangle" draw:enhanced-path="M 0 0 L 21600 0 21600 21600 0 21600 0 0 Z N"/>
        </draw:custom-shape>
        <draw:custom-shape draw:style-name="gr5" draw:text-style-name="P1" draw:layer="layout" svg:width="2.159cm" svg:height="1.778cm" svg:x="20.431cm" svg:y="47.423cm">
          <text:p text:style-name="P1"><text:span text:style-name="T1">2</text:span></text:p>
          <draw:enhanced-geometry svg:viewBox="0 0 21600 21600" draw:type="rectangle" draw:enhanced-path="M 0 0 L 21600 0 21600 21600 0 21600 0 0 Z N"/>
        </draw:custom-shape>
        <draw:custom-shape draw:style-name="gr5" draw:text-style-name="P1" draw:layer="layout" svg:width="2.159cm" svg:height="1.778cm" svg:x="23.352cm" svg:y="45.264cm">
          <text:p text:style-name="P1"><text:span text:style-name="T1">3</text:span></text:p>
          <draw:enhanced-geometry svg:viewBox="0 0 21600 21600" draw:type="rectangle" draw:enhanced-path="M 0 0 L 21600 0 21600 21600 0 21600 0 0 Z N"/>
        </draw:custom-shape>
        <draw:custom-shape draw:style-name="gr5" draw:text-style-name="P1" draw:layer="layout" svg:width="2.159cm" svg:height="1.778cm" svg:x="17.256cm" svg:y="49.582cm">
          <text:p text:style-name="P1"><text:span text:style-name="T1">1</text:span></text:p>
          <draw:enhanced-geometry svg:viewBox="0 0 21600 21600" draw:type="rectangle" draw:enhanced-path="M 0 0 L 21600 0 21600 21600 0 21600 0 0 Z N"/>
        </draw:custom-shape>
        <draw:custom-shape draw:style-name="gr6" draw:text-style-name="P2" draw:layer="layout" svg:width="2.667cm" svg:height="0.762cm" svg:x="34.909cm" svg:y="2.7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draw:layer="layout" svg:width="1.27cm" svg:height="1.397cm" svg:x="16.494cm" svg:y="14.4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3" draw:layer="layout" svg:width="6.818cm" svg:height="2.453cm" svg:x="17.156cm" svg:y="53.03cm">
          <draw:text-box>
            <text:p text:style-name="P3"><text:span text:style-name="T2">mid = (lo+hi)/2</text:span></text:p>
            <text:p text:style-name="P3"><text:span text:style-name="T2">A[mid]</text:span></text:p>
          </draw:text-box>
        </draw:frame>
        <draw:custom-shape draw:style-name="gr2" draw:text-style-name="P2" draw:layer="layout" svg:width="2.159cm" svg:height="1.778cm" svg:x="28.049cm" svg:y="2.143cm">
          <text:p text:style-name="P1"><text:span text:style-name="T1">5</text:span></text:p>
          <draw:enhanced-geometry svg:viewBox="0 0 21600 21600" draw:type="rectangle" draw:enhanced-path="M 0 0 L 21600 0 21600 21600 0 21600 0 0 Z N"/>
        </draw:custom-shape>
        <draw:custom-shape draw:style-name="gr2" draw:text-style-name="P2" draw:layer="layout" svg:width="2.159cm" svg:height="1.778cm" svg:x="31.097cm" svg:y="2.143cm">
          <text:p text:style-name="P1"><text:span text:style-name="T1">6</text:span></text:p>
          <draw:enhanced-geometry svg:viewBox="0 0 21600 21600" draw:type="rectangle" draw:enhanced-path="M 0 0 L 21600 0 21600 21600 0 21600 0 0 Z N"/>
        </draw:custom-shape>
        <draw:custom-shape draw:style-name="gr2" draw:text-style-name="P2" draw:layer="layout" svg:width="2.159cm" svg:height="1.778cm" svg:x="24.747cm" svg:y="2.143cm">
          <text:p text:style-name="P1"><text:span text:style-name="T1">4</text:span></text:p>
          <draw:enhanced-geometry svg:viewBox="0 0 21600 21600" draw:type="rectangle" draw:enhanced-path="M 0 0 L 21600 0 21600 21600 0 21600 0 0 Z N"/>
        </draw:custom-shape>
        <draw:custom-shape draw:style-name="gr2" draw:text-style-name="P2" draw:layer="layout" svg:width="2.159cm" svg:height="1.778cm" svg:x="18.27cm" svg:y="2.143cm">
          <text:p text:style-name="P1"><text:span text:style-name="T1">2</text:span></text:p>
          <draw:enhanced-geometry svg:viewBox="0 0 21600 21600" draw:type="rectangle" draw:enhanced-path="M 0 0 L 21600 0 21600 21600 0 21600 0 0 Z N"/>
        </draw:custom-shape>
        <draw:custom-shape draw:style-name="gr2" draw:text-style-name="P2" draw:layer="layout" svg:width="2.159cm" svg:height="1.778cm" svg:x="21.318cm" svg:y="2.143cm">
          <text:p text:style-name="P1"><text:span text:style-name="T1">3</text:span></text:p>
          <draw:enhanced-geometry svg:viewBox="0 0 21600 21600" draw:type="rectangle" draw:enhanced-path="M 0 0 L 21600 0 21600 21600 0 21600 0 0 Z N"/>
        </draw:custom-shape>
        <draw:custom-shape draw:style-name="gr2" draw:text-style-name="P1" draw:layer="layout" svg:width="2.159cm" svg:height="1.778cm" svg:x="14.968cm" svg:y="2.143cm">
          <text:p text:style-name="P1"><text:span text:style-name="T1">1</text:span></text:p>
          <draw:enhanced-geometry svg:viewBox="0 0 21600 21600" draw:type="rectangle" draw:enhanced-path="M 0 0 L 21600 0 21600 21600 0 21600 0 0 Z N"/>
        </draw:custom-shape>
        <draw:frame draw:style-name="gr8" draw:text-style-name="P5" draw:layer="layout" svg:width="7.72cm" svg:height="4.065cm" svg:x="14.716cm" svg:y="9.636cm">
          <draw:text-box>
            <text:p text:style-name="P4"><text:span text:style-name="T3">key = 3</text:span></text:p>
            <text:p text:style-name="P4"><text:span text:style-name="T3">mid = (lo+hi)/2</text:span></text:p>
            <text:p text:style-name="P4"><text:span text:style-name="T3">A[mid]</text:span></text:p>
          </draw:text-box>
        </draw:frame>
        <draw:custom-shape draw:style-name="gr6" draw:text-style-name="P2" draw:layer="layout" svg:width="1.016cm" svg:height="1.905cm" svg:x="17.51cm" svg:y="46.6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6" draw:layer="layout" svg:width="10.922cm" svg:height="8.255cm" svg:x="31.861cm" svg:y="37.957cm">
          <draw:text-box>
            <text:p text:style-name="P6"><text:span text:style-name="T4">A[lo] &gt; A[mid]</text:span></text:p>
            <text:p text:style-name="P6"><text:span text:style-name="T4"><text:tab/></text:span><text:span text:style-name="T4">if key &gt; A[mid]</text:span></text:p>
            <text:p text:style-name="P6"><text:span text:style-name="T4"><text:tab/></text:span><text:span text:style-name="T4"><text:tab/></text:span><text:span text:style-name="T4">if key &lt; A[lo]</text:span></text:p>
            <text:p text:style-name="P6"><text:span text:style-name="T4"><text:tab/></text:span><text:span text:style-name="T4"><text:tab/></text:span><text:span text:style-name="T4"><text:tab/></text:span><text:span text:style-name="T4">lo = mid+1</text:span></text:p>
            <text:p text:style-name="P6"><text:span text:style-name="T4"><text:s text:c="10"/></text:span><text:span text:style-name="T4">else key &gt; A[lo]</text:span></text:p>
            <text:p text:style-name="P6"><text:span text:style-name="T4"><text:s text:c="15"/></text:span><text:span text:style-name="T4">hi = mid-1</text:span></text:p>
            <text:p text:style-name="P6"><text:span text:style-name="T4"><text:s text:c="7"/></text:span></text:p>
          </draw:text-box>
        </draw:frame>
        <draw:frame draw:style-name="gr9" draw:text-style-name="P7" draw:layer="layout" svg:width="10.922cm" svg:height="8.255cm" svg:x="30.972cm" svg:y="13.447cm">
          <draw:text-box>
            <text:p text:style-name="P7"><text:span text:style-name="T5">if A[lo] &lt; A[mid]</text:span></text:p>
            <text:p text:style-name="P7"><text:span text:style-name="T5"><text:tab/></text:span><text:span text:style-name="T5">if key &lt; A[mid]</text:span></text:p>
            <text:p text:style-name="P7"><text:span text:style-name="T5"><text:tab/></text:span><text:span text:style-name="T5"><text:tab/></text:span><text:span text:style-name="T5">if key &lt; A[lo]</text:span></text:p>
            <text:p text:style-name="P7"><text:span text:style-name="T5"><text:tab/></text:span><text:span text:style-name="T5"><text:tab/></text:span><text:span text:style-name="T5"><text:tab/></text:span><text:span text:style-name="T5">lo = mid+1</text:span></text:p>
            <text:p text:style-name="P7"><text:span text:style-name="T5"><text:s text:c="10"/></text:span><text:span text:style-name="T5">else key &gt; A[lo]</text:span></text:p>
            <text:p text:style-name="P7"><text:span text:style-name="T5"><text:s text:c="15"/></text:span><text:span text:style-name="T5">hi = mid-1</text:span></text:p>
            <text:p text:style-name="P7"><text:span text:style-name="T5"><text:s text:c="7"/></text:span></text:p>
          </draw:text-box>
        </draw:frame>
        <draw:line draw:style-name="gr10" draw:text-style-name="P2" draw:layer="layout" svg:x1="13.319cm" svg:y1="76.438cm" svg:x2="26.654cm" svg:y2="70.088cm">
          <text:p/>
        </draw:line>
        <draw:line draw:style-name="gr10" draw:text-style-name="P2" draw:layer="layout" svg:x1="28.305cm" svg:y1="79.105cm" svg:x2="42.275cm" svg:y2="76.565cm">
          <text:p/>
        </draw:line>
        <draw:custom-shape draw:style-name="gr11" draw:text-style-name="P2" draw:layer="layout" svg:width="0.635cm" svg:height="1.143cm" svg:x="29.956cm" svg:y="77.4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2" draw:layer="layout" svg:x1="13.065cm" svg:y1="81.01cm" svg:x2="30.21cm" svg:y2="80.883cm">
          <text:p/>
        </draw:line>
        <draw:line draw:style-name="gr10" draw:text-style-name="P2" draw:layer="layout" svg:x1="30.972cm" svg:y1="80.756cm" svg:x2="43.164cm" svg:y2="80.629cm">
          <text:p/>
        </draw:line>
        <draw:path draw:style-name="gr10" draw:text-style-name="P2" draw:layer="layout" svg:width="6.981cm" svg:height="15.684cm" draw:transform="rotate (-1.16396007815502) translate (27.6139453756376cm 75.2431798672587cm)" svg:viewBox="0 0 6982 15685" svg:d="M0 15660c803 189 1207-751 1536-1321 306-529 642-1041 925-1584 354-683 637-1403 873-2138 144-450 497-816 603-1288 161-723 1380 168 550-827-373-446 282-1087 568-1544 329-526 544-1086 802-1636 245-524 499-1047 604-1626 111-618 148-1249 271-1866 108-539 373-1102 184-1660l-168-170">
          <text:p/>
        </draw:path>
        <draw:path draw:style-name="gr10" draw:text-style-name="P2" draw:layer="layout" svg:width="8.823cm" svg:height="10.756cm" draw:transform="skewX (-0.271049632834719) rotate (-1.08018427405929) translate (39.0936026024467cm 73.2630242531093cm)" svg:viewBox="0 0 8824 10757" svg:d="M0 10724c869 198 1340-543 1757-1046 562-679 883-1488 1420-2179 460-591 963-1118 1558-1661 462-421 2030 445 1150-814-409-584 542-1284 905-1887 284-472 619-930 1056-1301 422-358 887-753 978-1290l-185-546">
          <text:p/>
        </draw:path>
        <draw:frame draw:style-name="gr7" draw:layer="layout" svg:width="3.978cm" svg:height="1.673cm" svg:x="19.669cm" svg:y="83.55cm">
          <draw:text-box>
            <text:p>key &lt; A[mid]</text:p>
            <text:p/>
          </draw:text-box>
        </draw:frame>
        <draw:frame draw:style-name="gr7" draw:layer="layout" svg:width="5.002cm" svg:height="1.673cm" svg:x="35.876cm" svg:y="83.02cm">
          <draw:text-box>
            <text:p>key &gt; A[mid] &amp;&amp;</text:p>
            <text:p>key &lt; A[lo]</text:p>
          </draw:text-box>
        </draw:frame>
        <draw:custom-shape draw:style-name="gr6" draw:text-style-name="P2" draw:layer="layout" svg:width="0.508cm" svg:height="0.508cm" svg:x="26.527cm" svg:y="6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635cm" svg:height="0.635cm" svg:x="27.67cm" svg:y="7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635cm" svg:height="0.635cm" svg:x="12.811cm" svg:y="76.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35cm" svg:height="0.635cm" svg:x="42.148cm" svg:y="76.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0.398cm" svg:y1="90.789cm" svg:x2="10.398cm" svg:y2="65.008cm">
          <text:p/>
        </draw:line>
        <draw:line draw:style-name="gr14" draw:text-style-name="P2" draw:layer="layout" svg:x1="10.525cm" svg:y1="79.867cm" svg:x2="44.561cm" svg:y2="79.74cm">
          <text:p/>
        </draw:line>
        <draw:custom-shape draw:style-name="gr15" draw:text-style-name="P2" draw:layer="layout" svg:width="0.762cm" svg:height="1.27cm" svg:x="24.622cm" svg:y="69.3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2" draw:layer="layout" svg:x1="12.938cm" svg:y1="86.725cm" svg:x2="26.273cm" svg:y2="86.979cm">
          <text:p/>
        </draw:line>
        <draw:line draw:style-name="gr10" draw:text-style-name="P2" draw:layer="layout" svg:x1="27.162cm" svg:y1="86.852cm" svg:x2="43.799cm" svg:y2="86.852cm">
          <text:p/>
        </draw:line>
        <draw:path draw:style-name="gr10" draw:text-style-name="P2" draw:layer="layout" svg:width="5.765cm" svg:height="3.728cm" draw:transform="rotate (-0.785398163397448) translate (15.568cm 84.336cm)" svg:viewBox="0 0 5766 3729" svg:d="M0 3700c520 152 809-337 1199-536 374-191 628-528 919-817 365-364 632-834 1046-1148 370-280 749-550 1148-790 341-206 716-366 1123-409l331 76">
          <text:p/>
        </draw:path>
        <draw:path draw:style-name="gr10" draw:text-style-name="P2" draw:layer="layout" svg:width="3.005cm" svg:height="5.914cm" draw:transform="rotate (1.27932634171184) translate (19.6371448569907cm 88.4592430853567cm)" svg:viewBox="0 0 3006 5915" svg:d="M0 27c595-166 902 473 1127 868 208 365 445 714 628 1091 208 429 235 925 232 1401-2 440 165 852 304 1264 131 385 25 814 273 1161l407 103 35-10">
          <text:p/>
        </draw:path>
        <draw:path draw:style-name="gr10" draw:text-style-name="P2" draw:layer="layout" svg:width="4.92cm" svg:height="6.314cm" draw:transform="rotate (-1.05173540725178) translate (32.771660582597cm 84.0858109374742cm)" svg:viewBox="0 0 4921 6315" svg:d="M0 6288c935 234 1007-1125 1364-1590 391-508 546-1122 837-1682 217-418 415-843 667-1240 291-458 560-934 930-1338l336-223 429-171 358-44">
          <text:p/>
        </draw:path>
        <draw:path draw:style-name="gr10" draw:text-style-name="P2" draw:layer="layout" svg:width="5.457cm" svg:height="7.011cm" draw:transform="rotate (1.01211643323151) translate (35.232864969146cm 88.3842886855693cm)" svg:viewBox="0 0 5458 7012" svg:d="M0 20c494-113 909 271 1193 616 293 357 586 724 941 1028 345 295 534 715 768 1094 235 378 351 809 475 1235 131 448 365 824 524 1247 138 368 170 780 397 1113 198 289 420 874 916 577l244-152">
          <text:p/>
        </draw:path>
        <draw:path draw:style-name="gr10" draw:text-style-name="P2" draw:layer="layout" svg:width="0.609cm" svg:height="0.059cm" draw:transform="rotate (-2.15740148839019) translate (13.4346446542753cm 86.4799963203009cm)" svg:viewBox="0 0 610 60" svg:d="M0 60l420-20 190-40">
          <text:p/>
        </draw:path>
        <draw:line draw:style-name="gr10" draw:text-style-name="P2" draw:layer="layout" svg:x1="13.954cm" svg:y1="86.598cm" svg:x2="13.827cm" svg:y2="86.979cm">
          <text:p/>
        </draw:line>
        <draw:line draw:style-name="gr10" draw:text-style-name="P2" draw:layer="layout" svg:x1="14.97cm" svg:y1="86.598cm" svg:x2="14.716cm" svg:y2="86.979cm">
          <text:p/>
        </draw:line>
        <draw:line draw:style-name="gr10" draw:text-style-name="P2" draw:layer="layout" svg:x1="15.732cm" svg:y1="86.598cm" svg:x2="15.478cm" svg:y2="86.979cm">
          <text:p/>
        </draw:line>
        <draw:line draw:style-name="gr10" draw:text-style-name="P2" draw:layer="layout" svg:x1="16.494cm" svg:y1="86.471cm" svg:x2="16.113cm" svg:y2="87.106cm">
          <text:p/>
        </draw:line>
        <draw:line draw:style-name="gr10" draw:text-style-name="P2" draw:layer="layout" svg:x1="17.256cm" svg:y1="86.598cm" svg:x2="17.002cm" svg:y2="87.106cm">
          <text:p/>
        </draw:line>
        <draw:line draw:style-name="gr10" draw:text-style-name="P2" draw:layer="layout" svg:x1="17.891cm" svg:y1="86.598cm" svg:x2="17.637cm" svg:y2="87.233cm">
          <text:p/>
        </draw:line>
        <draw:line draw:style-name="gr10" draw:text-style-name="P2" draw:layer="layout" svg:x1="18.78cm" svg:y1="86.598cm" svg:x2="18.399cm" svg:y2="87.233cm">
          <text:p/>
        </draw:line>
        <draw:line draw:style-name="gr10" draw:text-style-name="P2" draw:layer="layout" svg:x1="19.669cm" svg:y1="86.598cm" svg:x2="19.288cm" svg:y2="87.233cm">
          <text:p/>
        </draw:line>
        <draw:line draw:style-name="gr10" draw:text-style-name="P2" draw:layer="layout" svg:x1="20.304cm" svg:y1="86.598cm" svg:x2="19.923cm" svg:y2="87.233cm">
          <text:p/>
        </draw:line>
        <draw:line draw:style-name="gr10" draw:text-style-name="P2" draw:layer="layout" svg:x1="21.066cm" svg:y1="86.725cm" svg:x2="20.685cm" svg:y2="87.233cm">
          <text:p/>
        </draw:line>
        <draw:line draw:style-name="gr10" draw:text-style-name="P2" draw:layer="layout" svg:x1="21.828cm" svg:y1="86.725cm" svg:x2="21.574cm" svg:y2="87.106cm">
          <text:p/>
        </draw:line>
        <draw:line draw:style-name="gr10" draw:text-style-name="P2" draw:layer="layout" svg:x1="22.844cm" svg:y1="86.725cm" svg:x2="22.717cm" svg:y2="87.106cm">
          <text:p/>
        </draw:line>
        <draw:line draw:style-name="gr10" draw:text-style-name="P2" draw:layer="layout" svg:x1="23.733cm" svg:y1="86.725cm" svg:x2="23.479cm" svg:y2="87.233cm">
          <text:p/>
        </draw:line>
        <draw:line draw:style-name="gr10" draw:text-style-name="P2" draw:layer="layout" svg:x1="26.146cm" svg:y1="86.725cm" svg:x2="25.892cm" svg:y2="87.233cm">
          <text:p/>
        </draw:line>
        <draw:line draw:style-name="gr10" draw:text-style-name="P2" draw:layer="layout" svg:x1="25.638cm" svg:y1="86.725cm" svg:x2="25.384cm" svg:y2="87.233cm">
          <text:p/>
        </draw:line>
        <draw:line draw:style-name="gr10" draw:text-style-name="P2" draw:layer="layout" svg:x1="24.622cm" svg:y1="86.725cm" svg:x2="24.368cm" svg:y2="87.233cm">
          <text:p/>
        </draw:line>
        <draw:line draw:style-name="gr10" draw:text-style-name="P2" draw:layer="layout" svg:x1="27.416cm" svg:y1="86.598cm" svg:x2="27.162cm" svg:y2="87.106cm">
          <text:p/>
        </draw:line>
        <draw:line draw:style-name="gr10" draw:text-style-name="P2" draw:layer="layout" svg:x1="28.051cm" svg:y1="86.598cm" svg:x2="27.924cm" svg:y2="87.106cm">
          <text:p/>
        </draw:line>
        <draw:line draw:style-name="gr10" draw:text-style-name="P2" draw:layer="layout" svg:x1="43.799cm" svg:y1="86.471cm" svg:x2="43.672cm" svg:y2="87.233cm">
          <text:p/>
        </draw:line>
        <draw:line draw:style-name="gr10" draw:text-style-name="P2" draw:layer="layout" svg:x1="36.433cm" svg:y1="86.471cm" svg:x2="36.179cm" svg:y2="86.979cm">
          <text:p/>
        </draw:line>
        <draw:line draw:style-name="gr10" draw:text-style-name="P2" draw:layer="layout" svg:x1="32.242cm" svg:y1="86.598cm" svg:x2="32.115cm" svg:y2="87.106cm">
          <text:p/>
        </draw:line>
        <draw:line draw:style-name="gr10" draw:text-style-name="P2" draw:layer="layout" svg:x1="30.464cm" svg:y1="86.598cm" svg:x2="30.21cm" svg:y2="87.106cm">
          <text:p/>
        </draw:line>
        <draw:line draw:style-name="gr10" draw:text-style-name="P2" draw:layer="layout" svg:x1="34.528cm" svg:y1="86.598cm" svg:x2="34.274cm" svg:y2="87.106cm">
          <text:p/>
        </draw:line>
        <draw:line draw:style-name="gr10" draw:text-style-name="P2" draw:layer="layout" svg:x1="39.608cm" svg:y1="86.598cm" svg:x2="39.354cm" svg:y2="86.979cm">
          <text:p/>
        </draw:line>
        <draw:line draw:style-name="gr10" draw:text-style-name="P2" draw:layer="layout" svg:x1="37.957cm" svg:y1="86.598cm" svg:x2="37.576cm" svg:y2="87.106cm">
          <text:p/>
        </draw:line>
        <draw:line draw:style-name="gr10" draw:text-style-name="P2" draw:layer="layout" svg:x1="42.148cm" svg:y1="86.598cm" svg:x2="42.021cm" svg:y2="87.106cm">
          <text:p/>
        </draw:line>
        <draw:line draw:style-name="gr10" draw:text-style-name="P2" draw:layer="layout" svg:x1="41.005cm" svg:y1="86.471cm" svg:x2="40.624cm" svg:y2="87.106cm">
          <text:p/>
        </draw:line>
        <draw:line draw:style-name="gr10" draw:text-style-name="P2" draw:layer="layout" svg:x1="33.385cm" svg:y1="86.471cm" svg:x2="33.131cm" svg:y2="87.106cm">
          <text:p/>
        </draw:line>
        <draw:line draw:style-name="gr10" draw:text-style-name="P2" draw:layer="layout" svg:x1="35.671cm" svg:y1="86.598cm" svg:x2="35.29cm" svg:y2="87.106cm">
          <text:p/>
        </draw:line>
        <draw:line draw:style-name="gr10" draw:text-style-name="P2" draw:layer="layout" svg:x1="29.321cm" svg:y1="86.471cm" svg:x2="29.067cm" svg:y2="87.233cm">
          <text:p/>
        </draw:line>
        <draw:line draw:style-name="gr10" draw:text-style-name="P2" draw:layer="layout" svg:x1="31.607cm" svg:y1="86.471cm" svg:x2="31.226cm" svg:y2="87.233cm">
          <text:p/>
        </draw:line>
        <draw:frame draw:style-name="gr7" draw:layer="layout" svg:width="4.613cm" svg:height="3.806cm" svg:x="33.874cm" svg:y="88.884cm">
          <draw:text-box>
            <text:p>A[left] &lt; A[mid]</text:p>
            <text:p>Key &gt; A[mid]</text:p>
            <text:p>or </text:p>
            <text:p>Key &lt; A[left]</text:p>
            <text:p/>
          </draw:text-box>
        </draw:frame>
        <draw:frame draw:style-name="gr7" draw:layer="layout" svg:width="8.478cm" svg:height="1.673cm" svg:x="19.034cm" svg:y="89.011cm">
          <draw:text-box>
            <text:p>A[left] &lt; A[mid]</text:p>
            <text:p>key &gt; A[left] &amp;&amp; key &lt; A[mid]</text:p>
          </draw:text-box>
        </draw:frame>
        <draw:frame draw:style-name="gr7" draw:layer="layout" svg:width="1.526cm" svg:height="0.962cm" svg:x="24.241cm" svg:y="68.183cm">
          <draw:text-box>
            <text:p>mid</text:p>
          </draw:text-box>
        </draw:frame>
        <draw:frame draw:style-name="gr7" draw:layer="layout" svg:width="1.526cm" svg:height="0.962cm" svg:x="29.575cm" svg:y="76.111cm">
          <draw:text-box>
            <text:p>mid</text:p>
          </draw:text-box>
        </draw:frame>
        <draw:custom-shape draw:style-name="gr16" draw:text-style-name="P2" draw:layer="layout" svg:width="40.64cm" svg:height="23.114cm" svg:x="5.699cm" svg:y="9.001cm">
          <text:p/>
          <draw:enhanced-geometry svg:viewBox="0 0 21600 21600" draw:type="rectangle" draw:enhanced-path="M 0 0 L 21600 0 21600 21600 0 21600 0 0 Z N"/>
        </draw:custom-shape>
        <draw:custom-shape draw:style-name="gr17" draw:text-style-name="P2" draw:layer="layout" svg:width="40.64cm" svg:height="20.447cm" svg:x="5.699cm" svg:y="36.941cm">
          <text:p/>
          <draw:enhanced-geometry svg:viewBox="0 0 21600 21600" draw:type="rectangle" draw:enhanced-path="M 0 0 L 21600 0 21600 21600 0 21600 0 0 Z N"/>
        </draw:custom-shape>
        <draw:custom-shape draw:style-name="gr18" draw:text-style-name="P2" draw:layer="layout" svg:width="41.656cm" svg:height="31.115cm" svg:x="5.572cm" svg:y="63.103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8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1T23:14:11.868896000</meta:creation-date>
    <dc:date>2014-10-29T10:07:33.598508000</dc:date>
    <meta:editing-duration>P7DT8H5M41S</meta:editing-duration>
    <meta:editing-cycles>4</meta:editing-cycles>
    <meta:generator>LibreOffice/4.2.5.2$MacOSX_X86_64 LibreOffice_project/61cb170a04bb1f12e77c884eab9192be736ec5f5</meta:generator>
    <meta:document-statistic meta:object-count="92"/>
  </office:meta>
</office:document-meta>
</file>